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'Lucida Sans Unicode', 'Lucida Grande', sans-serif"/>
    <style:font-face style:name="MentiDisplay" svg:font-family="MentiDisplay, sans-serif"/>
    <style:font-face style:name="Roboto Condensed" svg:font-family="'Roboto Condensed', Arial, sans-serif"/>
    <style:font-face style:name="comic sans ms" svg:font-family="'comic sans m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officeooo:paragraph-rsid="00210a60" style:font-size-asian="12pt" style:font-size-complex="12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94" loext:opacity="100%" style:font-name="Arial" fo:font-size="12pt" fo:letter-spacing="normal" fo:font-style="normal" fo:font-weight="normal" officeooo:rsid="001aae24" officeooo:paragraph-rsid="001df370" fo:background-color="transparent" style:font-size-asian="12pt" style:font-size-complex="12pt" loext:padding="0cm" loext:border="non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ae97c" officeooo:paragraph-rsid="001ae97c" fo:background-color="transparent" style:font-size-asian="12pt" style:font-weight-asian="normal" style:font-size-complex="12pt" style:font-weight-complex="normal" loext:padding="0cm" loext:border="non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aae24" officeooo:paragraph-rsid="001aae24" fo:background-color="transparent" style:font-size-asian="12pt" style:font-weight-asian="bold" style:font-size-complex="12pt" style:font-weight-complex="bold" loext:padding="0cm" loext:border="non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style:font-name="Arial" fo:font-size="12pt" officeooo:rsid="001aae24" officeooo:paragraph-rsid="001aae24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style:font-name="Arial" fo:font-size="12pt" officeooo:rsid="001aae24" officeooo:paragraph-rsid="001df370" style:font-size-asian="12p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style:font-name="Arial" fo:font-size="12pt" officeooo:rsid="00210a60" officeooo:paragraph-rsid="00210a60" style:font-size-asian="12pt" style:font-size-complex="12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style:font-name="Arial" fo:font-size="12pt" fo:font-weight="normal" officeooo:rsid="00210a60" officeooo:paragraph-rsid="00210a60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2cd93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officeooo:rsid="001aae24" officeooo:paragraph-rsid="00210a60" style:font-size-asian="12p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officeooo:rsid="001aae24" officeooo:paragraph-rsid="0022bdd6" style:font-size-asian="12pt" style:font-size-complex="12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officeooo:rsid="00210a60" officeooo:paragraph-rsid="00210a60" style:font-size-asian="12pt" style:font-size-complex="12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officeooo:rsid="00210a60" officeooo:paragraph-rsid="0022bdd6" style:font-size-asian="12pt" style:font-size-complex="12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officeooo:rsid="0022bdd6" officeooo:paragraph-rsid="0022cd93" style:font-size-asian="12pt" style:font-size-complex="12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fo:font-weight="bold" officeooo:rsid="001aae24" officeooo:paragraph-rsid="00210a60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fo:font-weight="bold" officeooo:rsid="001aae24" officeooo:paragraph-rsid="0022bdd6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bold" officeooo:rsid="0022cd93" fo:background-color="#ffffff" loext:char-shading-value="0" style:font-size-asian="12pt" style:font-weight-asian="bold" style:font-size-complex="12pt" style:font-weight-complex="bold" loext:padding="0cm" loext:border="none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cd9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" style:family="text">
      <style:text-properties fo:font-variant="normal" fo:text-transform="none" fo:color="#000000" loext:opacity="100%" style:font-name="Arial" fo:font-size="11.3999996185303pt" fo:letter-spacing="normal" fo:font-style="normal" fo:font-weight="normal" officeooo:rsid="00210a60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Arial" fo:font-size="11.3999996185303pt" fo:letter-spacing="normal" fo:font-style="normal" fo:font-weight="normal" officeooo:rsid="0022cd9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loext:opacity="100%" fo:letter-spacing="normal" fo:font-style="normal" fo:font-weight="bold"/>
    </style:style>
    <style:style style:name="T7" style:family="text">
      <style:text-properties fo:font-variant="normal" fo:text-transform="none" fo:color="#000000" loext:opacity="100%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000000" loext:opacity="100%" fo:letter-spacing="normal" fo:font-style="normal" fo:font-weight="bold" officeooo:rsid="001fff4d" fo:background-color="transparent" loext:char-shading-value="0" style:font-weight-asian="bold" style:font-weight-complex="bold" loext:padding="0cm" loext:border="none"/>
    </style:style>
    <style:style style:name="T9" style:family="text">
      <style:text-properties fo:font-variant="normal" fo:text-transform="none" fo:color="#000000" loext:opacity="100%" fo:letter-spacing="normal" fo:font-style="normal" fo:font-weight="bold" officeooo:rsid="001aae24" fo:background-color="transparent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2010d5" fo:background-color="transparent" loext:char-shading-value="0" style:font-weight-asian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fff4d" fo:background-color="transparent" loext:char-shading-value="0" style:font-weight-asian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210a60" fo:background-color="transparent" loext:char-shading-value="0" style:font-weight-asian="normal" style:font-weight-complex="normal" loext:padding="0cm" loext:border="none"/>
    </style:style>
    <style:style style:name="T13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fo:letter-spacing="normal" fo:font-style="normal" fo:background-color="transparent" loext:char-shading-value="0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210a60" fo:background-color="transparent" loext:char-shading-value="0" style:font-weight-asian="normal" style:font-weight-complex="normal" loext:padding="0cm" loext:border="none"/>
    </style:style>
    <style:style style:name="T16" style:family="text">
      <style:text-properties fo:font-variant="normal" fo:text-transform="none" fo:color="#494c4e" loext:opacity="100%" style:font-name="Lato" fo:font-size="11.3999996185303pt" fo:letter-spacing="normal" fo:font-style="normal" fo:font-weight="normal" officeooo:rsid="00210a60" fo:background-color="transparent" loext:char-shading-value="0" style:font-weight-asian="normal" style:font-weight-complex="normal" loext:padding="0cm" loext:border="none"/>
    </style:style>
    <style:style style:name="T17" style:family="text">
      <style:text-properties fo:font-variant="normal" fo:text-transform="none" fo:color="#494c4e" loext:opacity="100%" fo:font-size="11.3999996185303pt" fo:letter-spacing="normal" fo:font-style="normal" fo:font-weight="normal" officeooo:rsid="00210a60" fo:background-color="transparent" loext:char-shading-value="0" style:font-weight-asian="normal" style:font-weight-complex="normal" loext:padding="0cm" loext:border="none"/>
    </style:style>
    <style:style style:name="T18" style:family="text">
      <style:text-properties fo:font-variant="normal" fo:text-transform="none" fo:font-size="11.3999996185303pt" fo:letter-spacing="normal" fo:font-style="normal" fo:font-weight="normal" officeooo:rsid="00210a60" fo:background-color="#ffffff" loext:char-shading-value="0" style:font-weight-asian="normal" style:font-weight-complex="normal" loext:padding="0cm" loext:border="none"/>
    </style:style>
    <style:style style:name="T19" style:family="text">
      <style:text-properties fo:font-variant="normal" fo:text-transform="none" fo:font-size="11.3999996185303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0" style:family="text">
      <style:text-properties fo:font-variant="normal" fo:text-transform="none" fo:font-size="11.3999996185303pt" fo:letter-spacing="normal" fo:font-style="normal" fo:font-weight="normal" officeooo:rsid="00212b59" fo:background-color="#ffffff" loext:char-shading-value="0" style:font-weight-asian="normal" style:font-weight-complex="normal" loext:padding="0cm" loext:border="none"/>
    </style:style>
    <style:style style:name="T21" style:family="text">
      <style:text-properties fo:font-variant="normal" fo:text-transform="none" fo:font-size="11.3999996185303pt" fo:letter-spacing="normal" fo:font-style="normal" fo:font-weight="normal" officeooo:rsid="0022bdd6" fo:background-color="#ffffff" loext:char-shading-value="0" style:font-weight-asian="normal" style:font-weight-complex="normal" loext:padding="0cm" loext:border="none"/>
    </style:style>
    <style:style style:name="T22" style:family="text">
      <style:text-properties fo:font-variant="normal" fo:text-transform="none" fo:font-size="11.3999996185303pt" fo:letter-spacing="normal" fo:font-style="normal" officeooo:rsid="00210a60" fo:background-color="#ffffff" loext:char-shading-value="0" loext:padding="0cm" loext:border="none"/>
    </style:style>
    <style:style style:name="T23" style:family="text">
      <style:text-properties fo:font-variant="normal" fo:text-transform="none" fo:font-size="11.3999996185303pt" fo:letter-spacing="normal" fo:font-style="normal" officeooo:rsid="0022bdd6" fo:background-color="#ffffff" loext:char-shading-value="0" loext:padding="0cm" loext:border="none"/>
    </style:style>
    <style:style style:name="T24" style:family="text">
      <style:text-properties fo:font-variant="normal" fo:text-transform="none" fo:color="#666666" loext:opacity="100%" fo:font-size="11.3999996185303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5" style:family="text">
      <style:text-properties fo:font-variant="normal" fo:text-transform="none" fo:color="#666666" loext:opacity="100%" fo:font-size="11.3999996185303pt" fo:letter-spacing="normal" fo:font-style="normal" fo:font-weight="normal" officeooo:rsid="0022cd93" fo:background-color="#ffffff" loext:char-shading-value="0" style:font-weight-asian="normal" style:font-weight-complex="normal" loext:padding="0cm" loext:border="none"/>
    </style:style>
    <style:style style:name="T26" style:family="text">
      <style:text-properties fo:font-variant="normal" fo:text-transform="none" fo:color="#666666" loext:opacity="100%" style:font-name="Roboto Condensed" fo:font-size="10.8000001907349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7" style:family="text">
      <style:text-properties fo:font-variant="normal" fo:text-transform="none" fo:color="#666666" loext:opacity="100%" style:font-name="Arial" fo:font-size="11.3999996185303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8" style:family="text">
      <style:text-properties fo:font-variant="normal" fo:text-transform="none" fo:color="#666666" loext:opacity="100%" style:font-name="Arial" fo:font-size="11.3999996185303pt" fo:letter-spacing="normal" fo:font-style="normal" fo:font-weight="normal" officeooo:rsid="0022cd93" fo:background-color="#ffffff" loext:char-shading-value="0" style:font-weight-asian="normal" style:font-weight-complex="normal" loext:padding="0cm" loext:border="none"/>
    </style:style>
    <style:style style:name="T29" style:family="text">
      <style:text-properties fo:font-variant="normal" fo:text-transform="none" fo:color="#666666" loext:opacity="100%" style:font-name="Arial" fo:font-size="10.8000001907349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30" style:family="text">
      <style:text-properties fo:font-variant="normal" fo:text-transform="none" fo:color="#666666" loext:opacity="100%" style:font-name="Arial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666666" loext:opacity="100%" style:font-name="Arial" fo:font-size="12pt" fo:letter-spacing="normal" fo:font-style="normal" fo:font-weight="normal" officeooo:rsid="0022cd9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666666" loext:opacity="100%" style:font-name="Arial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33" style:family="text">
      <style:text-properties fo:font-variant="normal" fo:text-transform="none" fo:color="#666666" loext:opacity="100%" style:font-name="Arial" fo:font-size="12pt" fo:letter-spacing="normal" fo:font-style="normal" fo:font-weight="bold" officeooo:rsid="0022cd93" fo:background-color="#ffffff" loext:char-shading-value="0" style:font-size-asian="12pt" style:font-weight-asian="bold" style:font-size-complex="12pt" style:font-weight-complex="bold" loext:padding="0cm" loext:border="none"/>
    </style:style>
    <style:style style:name="T34" style:family="text">
      <style:text-properties fo:font-variant="normal" fo:text-transform="none" style:font-name="Arial" fo:font-size="11.3999996185303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35" style:family="text">
      <style:text-properties fo:font-variant="normal" fo:text-transform="none" style:font-name="Arial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style:font-name="Arial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officeooo:rsid="001cb21a"/>
    </style:style>
    <style:style style:name="T38" style:family="text">
      <style:text-properties officeooo:rsid="001dbf09"/>
    </style:style>
    <style:style style:name="T39" style:family="text">
      <style:text-properties fo:color="#000000" loext:opacity="100%"/>
    </style:style>
    <style:style style:name="T40" style:family="text">
      <style:text-properties fo:color="#000000" loext:opacity="100%" fo:font-weight="bold" style:font-weight-asian="bold" style:font-weight-complex="bold"/>
    </style:style>
    <style:style style:name="T41" style:family="text">
      <style:text-properties fo:color="#000000" loext:opacity="100%" officeooo:rsid="001f4d92" style:font-weight-asian="normal" style:font-weight-complex="normal"/>
    </style:style>
    <style:style style:name="T42" style:family="text">
      <style:text-properties fo:color="#000000" loext:opacity="100%" officeooo:rsid="001fff4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4">Bom dia pessoal</text:span></text:p>
      <text:p text:style-name="P7"><text:span text:style-name="T13">Segue minha contribuição para este fórum.</text:span><text:span text:style-name="T9"> </text:span><text:span text:style-name="T7">Obrigado.</text:span></text:p>
      <text:p text:style-name="P7"><text:span text:style-name="T7"/></text:p>
      <text:p text:style-name="P5"><text:span text:style-name="T7">Você acredita ter autocontrole? </text:span></text:p>
      <text:p text:style-name="P3">Ainda não desenvolvi por completo essa habilidade. Acredito que, em uma escala de 0 a 10, tenho 6 de autocontrole.</text:p>
      <text:p text:style-name="P4">Poderias justificar e apresentar exemplo de o porquê teres esta competência?</text:p>
      <text:p text:style-name="P3">Com o passar dos anos meu autocontrole melhorou. Exemplo, no trânsito, a alguns anos atrás, qualquer motivo era motivo para discussão. Com o tempo fui trabalhando isso de forma natural e hoje em dia estou mais tranquilo. <text:span text:style-name="T38">Mas existem outras situações que eu ainda não tenho a capacidade de me auto controlar.</text:span></text:p>
      <text:p text:style-name="P4">Se precisasse melhorar seu autocontrole como o farias? </text:p>
      <text:p text:style-name="P3">Ainda existe um longo caminho para mim. Preciso me controlar em algumas situações, entender meus gatilhos emocionais e minhas vozes internas. <text:span text:style-name="T37">Descobrir o que são gatilhos emocionais e vozes internas e trabalhar em cima é a resposta.</text:span></text:p>
      <text:p text:style-name="P5"><text:span text:style-name="T7"/></text:p>
      <text:p text:style-name="P2"><text:span text:style-name="T40">A percepção e a compreensão das emoções em nós e nos outros é fundamental para o desenvolvimento a IE. Você acha que tem estas competências bem desenvolvidas? Você acredita que podes melhorar? </text:span><text:span text:style-name="T41">Algumas emoções são mais fáceis de perceber, como raiva ou decepção. </text:span><text:span text:style-name="T42">Mas eu creio que ainda não tenho essa habilidade 100% desenvolvida. Acredito que essa percepção melhora quando estamos com pessoas que conhecemos e temos contato constante. Tem muito espaço para melhora dessa habilidade.</text:span></text:p>
      <text:p text:style-name="P6"><text:span text:style-name="T7">Como fazer para desenvolveres mais sua sensibilidade de perceber e compreender as suas emoções e a dos outros?</text:span><text:span text:style-name="T8"> </text:span><text:span text:style-name="T10">O mais importante é e</text:span><text:span text:style-name="T11">studar sobre o tema. Tentar entender e avaliar a expressão da pessoa </text:span><text:span text:style-name="T10">pode ser o começo para o desenvolvimento dessa habilidade. </text:span></text:p>
      <text:p text:style-name="P6"><text:span text:style-name="T12"/></text:p>
      <text:p text:style-name="P6"><text:span text:style-name="T12"/></text:p>
      <text:p text:style-name="P1"><text:span text:style-name="T6">Quais as principais vozes internas positivas e negativas presentes na sua mente?</text:span><text:span text:style-name="T39"> </text:span></text:p>
      <text:p text:style-name="P10"><text:span text:style-name="T15">Medo de falhar, restauradora, moto, perfeccionista, determinação, jogo, otimismo, tensão, fogão, comida, conhecimento, honra e perspectiva.</text:span></text:p>
      <text:p text:style-name="P10"><text:span text:style-name="T12"/></text:p>
      <text:p text:style-name="P15"><text:span text:style-name="T22">Pesquise matérias ou vídeos que apresentem uma situação na qual alguém perde o controle</text:span></text:p>
      <text:p text:style-name="P13"><text:span text:style-name="T19">O filme “Separados pelo casamento” mostra várias situações de perda de controle. A história mostra a situação de um casal que briga o tempo todo. No decorrer do filme um dos personagens entende que não entende as emoções de sua esposa </text:span><text:span text:style-name="T20">e ela também não o </text:span><text:soft-page-break/><text:span text:style-name="T20">entende por completo. </text:span><text:span text:style-name="T21">Neste caso ter o autocontrole pode salvar um casamento e evitar o sofrimento.</text:span></text:p>
      <text:p text:style-name="P13"><text:span text:style-name="T20">O filme está disponível na Netflix e trata-se de uma comédia nem tanto romântica.</text:span></text:p>
      <text:p text:style-name="P14"><text:span text:style-name="T20">A</text:span><text:span text:style-name="T19">qui o trailer no youtube: </text:span></text:p>
      <text:p text:style-name="P14"><text:span text:style-name="T19">https://www.youtube.com/watch?v=8lUhzrFZ2yU</text:span></text:p>
      <text:p text:style-name="P12"><text:span text:style-name="T20"/></text:p>
      <text:p text:style-name="P16"><text:span text:style-name="T23">U</text:span><text:span text:style-name="T22">ma situação onde alguém demonstra ter um ótimo autocontrole</text:span></text:p>
      <text:p text:style-name="P9"><text:span text:style-name="T4">N</text:span><text:span text:style-name="T5">o filme “Gênio indomável” temos vários exemplos de autocontrole, principalmente por parte de professor de psicologia interpretado por Robin Williams. A história de um jovem excepcionalmente inteligente, mas com pouca interação social. Ele debocha dos analistas até encontrar o</text:span><text:span text:style-name="T2"> </text:span><text:span text:style-name="T3"> </text:span><text:span text:style-name="T2">doutor </text:span><text:span text:style-name="T3">Sean Maguire, </text:span><text:span text:style-name="T2">professor que perdeu sua esposa recentemente. O vídeo mostra uma conversa entre os dois após uma briga no dia anterior.</text:span><text:span text:style-name="T3">  </text:span></text:p>
      <text:p text:style-name="P11"><text:span text:style-name="T15"/></text:p>
      <text:p text:style-name="P10"><text:span text:style-name="T15">https://www.youtube.com/watch?v=LowuyZ3_B8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'Lucida Sans Unicode', 'Lucida Grande', sans-serif"/>
    <style:font-face style:name="MentiDisplay" svg:font-family="MentiDisplay, sans-serif"/>
    <style:font-face style:name="Roboto Condensed" svg:font-family="'Roboto Condensed', Arial, sans-serif"/>
    <style:font-face style:name="comic sans ms" svg:font-family="'comic sans m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07:57:14.764000000</meta:creation-date>
    <dc:date>2021-11-03T09:51:16.670000000</dc:date>
    <meta:editing-duration>PT11M24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20" meta:word-count="457" meta:character-count="2959" meta:non-whitespace-character-count="2514"/>
  </office:meta>
</office:document-meta>
</file>